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第2章 ビューとテンプレー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1 Webページの基本を覚え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MVC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プロジェクトとアプリケーシ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アプリケーション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にページ表示を書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で実行するこ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s.py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クセスしてみ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にurls.py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/urls.pyのスクリプ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request.GETの働き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ラメーターがないとき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スマートな値の送り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ターンはいろいろ作れ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2 テンプレートを利用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ってなに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アプリケーションの登録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はどこに置く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.html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urlpatterns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に値を渡す</text:p>
          </table:table-cell>
          <table:table-cell table:style-name="ce1"/>
        </table:table-row>
        <table:table-row table:style-name="ro1">
          <table:table-cell office:value-type="string" calcext:value-type="string">
            <text:p>　　複数ページの移動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リンクのURLとurlpatterns</text:p>
          </table:table-cell>
          <table:table-cell table:style-name="ce1"/>
        </table:table-row>
        <table:table-row table:style-name="ro1">
          <table:table-cell office:value-type="string" calcext:value-type="string">
            <text:p>　　静的ファイルを利用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３章 モデルとデータベース</text:p>
          </table:table-cell>
          <table:table-cell/>
        </table:table-row>
        <table:table-row table:style-name="ro1">
          <table:table-cell office:value-type="string" calcext:value-type="string">
            <text:p>　3-1 管理ツールでデータベースを作ろう</text:p>
          </table:table-cell>
          <table:table-cell/>
        </table:table-row>
        <table:table-row table:style-name="ro1">
          <table:table-cell office:value-type="string" calcext:value-type="string">
            <text:p>　　データベースってなに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設定をしよう</text:p>
          </table:table-cell>
          <table:table-cell/>
        </table:table-row>
        <table:table-row table:style-name="ro1">
          <table:table-cell office:value-type="string" calcext:value-type="string">
            <text:p>　　他のデータベースを使う場合は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について</text:p>
          </table:table-cell>
          <table:table-cell/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3:23:46.693296622</dc:date>
    <meta:editing-duration>PT15H56M44S</meta:editing-duration>
    <meta:editing-cycles>20</meta:editing-cycles>
    <meta:document-statistic meta:table-count="1" meta:cell-count="290" meta:object-count="0"/>
    <meta:user-defined meta:name=""/>
  </office:meta>
</office:document-meta>
</file>